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0"/>
    <style:style style:name="ce4" style:family="table-cell" style:parent-style-name="Default"/>
    <style:style style:name="ce5" style:family="table-cell" style:parent-style-name="Default" style:data-style-name="N11">
      <style:map style:condition="cell-content()=1" style:apply-style-name="háttér_20_zöld" style:base-cell-address="Munkalap5.C9"/>
      <style:map style:condition="cell-content()&lt;1" style:apply-style-name="háttér_20_piros" style:base-cell-address="Munkalap5.C9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Munkalap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number-columns-repeated="4" table:default-cell-style-name="ce8"/>
        <table:table-column table:style-name="co5" table:default-cell-style-name="Default"/>
        <table:table-row table:style-name="ro1">
          <table:table-cell table:number-columns-repeated="5"/>
          <table:table-cell table:style-name="ce7" table:number-columns-repeated="3"/>
          <table:table-cell table:style-name="ce7" office:value-type="string">
            <text:p>Nem sikerült a log fn-t beolvasni (1)</text:p>
          </table:table-cell>
          <table:table-cell/>
        </table:table-row>
        <table:table-row table:style-name="ro1">
          <table:table-cell table:number-columns-repeated="5"/>
          <table:table-cell table:style-name="ce7" table:number-columns-repeated="2"/>
          <table:table-cell table:style-name="ce7" office:value-type="string">
            <text:p>Hibás konfig file tipu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style-name="ce7" office:value-type="string">
            <text:p>Hibaüzenet, nem létező file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>
            <text:p>Hibaüzenet, paraméter hiba</text:p>
          </table:table-cell>
          <table:table-cell table:style-name="ce7" table:number-columns-repeated="2"/>
          <table:table-cell/>
          <table:table-cell office:value-type="string">
            <text:p>Megjegyzés</text:p>
          </table:table-cell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2">
            <text:p>2024-11-02</text:p>
          </table:table-cell>
          <table:table-cell table:number-columns-repeated="2" table:style-name="ce3" office:value-type="float" office:value="1">
            <text:p>1</text:p>
          </table:table-cell>
          <table:table-cell office:value-type="string">
            <text:p>main.py</text:p>
          </table:table-cell>
          <table:table-cell/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table:number-columns-repeated="4"/>
        </table:table-row>
        <table:table-row table:style-name="ro2">
          <table:table-cell table:style-name="ce2" table:number-columns-repeated="3"/>
          <table:table-cell table:style-name="ce5" table:formula="of:=COUNTIF([.F8:.G8];1)/COUNT([.F8:.G8])" office:value-type="percentage" office:value="1">
            <text:p>100,00%</text:p>
          </table:table-cell>
          <table:table-cell/>
          <table:table-cell table:formula="of:=([.F7]=[.F6])" office:value-type="boolean" office:boolean-value="true">
            <text:p>IGAZ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date" office:date-value="2024-11-02">
            <text:p>2024-11-0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main.py aaaaaa.aa1 bbbbbbb.bb2</text:p>
          </table:table-cell>
          <table:table-cell/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table:number-columns-repeated="4"/>
        </table:table-row>
        <table:table-row table:style-name="ro2">
          <table:table-cell table:style-name="ce2" table:number-columns-repeated="3"/>
          <table:table-cell table:style-name="ce5" table:formula="of:=COUNTIF([.F13:.G13];1)/COUNT([.F13:.G13])" office:value-type="percentage" office:value="1">
            <text:p>100,00%</text:p>
          </table:table-cell>
          <table:table-cell/>
          <table:table-cell table:formula="of:=([.F12]=[.F11])" office:value-type="boolean" office:boolean-value="true">
            <text:p>IGAZ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date" office:date-value="2024-11-02">
            <text:p>2024-11-0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main.py aaaaaa.aa1</text:p>
          </table:table-cell>
          <table:table-cell/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KonfigRegisztriKezelo() takes no arguments</text:p>
          </table:table-cell>
        </table:table-row>
        <table:table-row table:style-name="ro2">
          <table:table-cell table:style-name="ce2" table:number-columns-repeated="3"/>
          <table:table-cell table:style-name="ce5" table:formula="of:=COUNTIF([.F18:.G18];1)/COUNT([.F18:.G18])" office:value-type="percentage" office:value="0.5">
            <text:p>50,00%</text:p>
          </table:table-cell>
          <table:table-cell/>
          <table:table-cell table:formula="of:=([.F17]=[.F16])" office:value-type="boolean" office:boolean-value="true">
            <text:p>IGAZ</text:p>
          </table:table-cell>
          <table:table-cell table:formula="of:=([.G17]=[.G16])" office:value-type="boolean" office:boolean-value="false">
            <text:p>HAMIS</text:p>
          </table:table-cell>
          <table:table-cell table:number-columns-repeated="2"/>
          <table:table-cell office:value-type="string">
            <text:p>A KonfigRegisztriKezel osztály konstruktor neve hibásan '__ini__' volt '__init__' helyett.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date" office:date-value="2024-11-02">
            <text:p>2024-11-0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office:value-type="string">
            <text:p>main.py aaaaaa.aa1</text:p>
          </table:table-cell>
          <table:table-cell/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table:style-name="ce2" table:number-columns-repeated="3"/>
          <table:table-cell table:style-name="ce5" table:formula="of:=COUNTIF([.F23:.G23];1)/COUNT([.F23:.G23])" office:value-type="percentage" office:value="1">
            <text:p>100,00%</text:p>
          </table:table-cell>
          <table:table-cell/>
          <table:table-cell table:formula="of:=([.F22]=[.F21])" office:value-type="boolean" office:boolean-value="true">
            <text:p>IGAZ</text:p>
          </table:table-cell>
          <table:table-cell table:formula="of:=([.G22]=[.G21])" office:value-type="boolean" office:boolean-value="true">
            <text:p>IGAZ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date" office:date-value="2024-11-02">
            <text:p>2024-11-0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office:value-type="string">
            <text:p>main.py mentes.cfg</text:p>
          </table:table-cell>
          <table:table-cell table:style-name="ce6" office:value-type="string">
            <text:p>[alap]ft = mentes_winpy-X </text:p>
          </table:table-cell>
          <table:table-cell table:number-columns-repeated="2" office:value-type="string">
            <text:p>N</text:p>
          </table:table-cell>
          <table:table-cell office:value-type="string">
            <text:p>I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table:style-name="ce9" office:value-type="string">
            <text:p>I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2">
          <table:table-cell table:style-name="ce2" table:number-columns-repeated="3"/>
          <table:table-cell table:style-name="ce5" table:formula="of:=COUNTIF([.F28:.H28];1)/COUNT([.F28:.H28])" office:value-type="percentage" office:value="0.333333333333333">
            <text:p>33,33%</text:p>
          </table:table-cell>
          <table:table-cell/>
          <table:table-cell table:formula="of:=([.F27]=[.F26])" office:value-type="boolean" office:boolean-value="true">
            <text:p>IGAZ</text:p>
          </table:table-cell>
          <table:table-cell table:formula="of:=([.G27]=[.G26])" office:value-type="boolean" office:boolean-value="false">
            <text:p>HAMIS</text:p>
          </table:table-cell>
          <table:table-cell table:formula="of:=([.H27]=[.H26])" office:value-type="boolean" office:boolean-value="false">
            <text:p>HAMIS</text:p>
          </table:table-cell>
          <table:table-cell/>
          <table:table-cell office:value-type="string">
            <text:p>Hibásan adtam meg a 'mentes.cfg' file-t argumentumként. Abszolút ótvonallal kell megadni, mert nem az indító könyvtárban van a file.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date" office:date-value="2024-11-02">
            <text:p>2024-11-0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office:value-type="string">
            <text:p>main.py mentes.cfg</text:p>
          </table:table-cell>
          <table:table-cell table:style-name="ce6" office:value-type="string">
            <text:p>[alap]ft = mentes_winpy-X </text:p>
          </table:table-cell>
          <table:table-cell table:number-columns-repeated="2" office:value-type="string">
            <text:p>N</text:p>
          </table:table-cell>
          <table:table-cell office:value-type="string">
            <text:p>I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I</text:p>
          </table:table-cell>
          <table:table-cell table:number-columns-repeated="2"/>
        </table:table-row>
        <table:table-row table:style-name="ro2">
          <table:table-cell table:style-name="ce2" table:number-columns-repeated="3"/>
          <table:table-cell table:style-name="ce5" table:formula="of:=COUNTIF([.F33:.H33];1)/COUNT([.F33:.H33])" office:value-type="percentage" office:value="1">
            <text:p>100,00%</text:p>
          </table:table-cell>
          <table:table-cell/>
          <table:table-cell table:formula="of:=([.F32]=[.F31])" office:value-type="boolean" office:boolean-value="true">
            <text:p>IGAZ</text:p>
          </table:table-cell>
          <table:table-cell table:formula="of:=([.G32]=[.G31])" office:value-type="boolean" office:boolean-value="true">
            <text:p>IGAZ</text:p>
          </table:table-cell>
          <table:table-cell table:formula="of:=([.H32]=[.H31])" office:value-type="boolean" office:boolean-value="true">
            <text:p>IGAZ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date" office:date-value="2024-11-02">
            <text:p>2024-11-0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office:value-type="string">
            <text:p>main.py mentes.cfg</text:p>
          </table:table-cell>
          <table:table-cell table:style-name="ce6" office:value-type="string">
            <text:p>[alap]ft = mentes_winpy</text:p>
          </table:table-cell>
          <table:table-cell table:number-columns-repeated="3" office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2">
          <table:table-cell table:style-name="ce2" table:number-columns-repeated="3"/>
          <table:table-cell table:style-name="ce5" table:formula="of:=COUNTIF([.F38:.H38];1)/COUNT([.F38:.H38])" office:value-type="percentage" office:value="1">
            <text:p>100,00%</text:p>
          </table:table-cell>
          <table:table-cell/>
          <table:table-cell table:formula="of:=([.F37]=[.F36])" office:value-type="boolean" office:boolean-value="true">
            <text:p>IGAZ</text:p>
          </table:table-cell>
          <table:table-cell table:formula="of:=([.G37]=[.G36])" office:value-type="boolean" office:boolean-value="true">
            <text:p>IGAZ</text:p>
          </table:table-cell>
          <table:table-cell table:formula="of:=([.H37]=[.H36])" office:value-type="boolean" office:boolean-value="true">
            <text:p>IGAZ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date" office:date-value="2024-11-02">
            <text:p>2024-11-0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office:value-type="string">
            <text:p>main.py mentes.cfg</text:p>
          </table:table-cell>
          <table:table-cell table:style-name="ce6" office:value-type="string">
            <text:p>[log]ffn2 = ment:es.log</text:p>
          </table:table-cell>
          <table:table-cell table:number-columns-repeated="3" office:value-type="string">
            <text:p>N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/>
        </table:table-row>
        <table:table-row table:style-name="ro2">
          <table:table-cell table:style-name="ce2" table:number-columns-repeated="3"/>
          <table:table-cell table:style-name="ce5" table:formula="of:=COUNTIF([.F43:.I43];1)/COUNT([.F43:.I43])" office:value-type="percentage" office:value="1">
            <text:p>100,00%</text:p>
          </table:table-cell>
          <table:table-cell/>
          <table:table-cell table:formula="of:=([.F42]=[.F41])" office:value-type="boolean" office:boolean-value="true">
            <text:p>IGAZ</text:p>
          </table:table-cell>
          <table:table-cell table:formula="of:=([.G42]=[.G41])" office:value-type="boolean" office:boolean-value="true">
            <text:p>IGAZ</text:p>
          </table:table-cell>
          <table:table-cell table:formula="of:=([.H42]=[.H41])" office:value-type="boolean" office:boolean-value="true">
            <text:p>IGAZ</text:p>
          </table:table-cell>
          <table:table-cell table:formula="of:=([.I42]=[.I41])" office:value-type="boolean" office:boolean-value="true">
            <text:p>IGAZ</text:p>
          </table:table-cell>
          <table:table-cell/>
        </table:table-row>
        <table:table-row table:style-name="ro2" table:number-rows-repeated="1048532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áttér_20_zöld" style:display-name="háttér zöld" style:family="table-cell" style:parent-style-name="Default">
      <style:table-cell-properties fo:background-color="#99ff66"/>
    </style:style>
    <style:style style:name="háttér_20_piros" style:display-name="háttér piros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2">2024.11.02</text:date>, <text:time>17:58:3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10-19T15:49:44.11</meta:creation-date>
    <dc:date>2024-11-02T17:58:38.41</dc:date>
    <dc:creator>István Závorszky</dc:creator>
    <meta:editing-duration>PT8H2M10S</meta:editing-duration>
    <meta:editing-cycles>20</meta:editing-cycles>
    <meta:generator>OpenOffice/4.1.6$Win32 OpenOffice.org_project/416m1$Build-9790</meta:generator>
    <meta:document-statistic meta:table-count="1" meta:cell-count="109" meta:object-count="0"/>
  </office:meta>
</office:document-meta>
</file>